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6.5cm" svg:height="3cm" svg:x="10.5cm" svg:y="5cm">
          <text:p text:style-name="P1"><text:span text:style-name="T1">datalib</text:span></text:p>
          <text:p text:style-name="P1"><text:span text:style-name="T2">Meta-data handling</text:span></text:p>
          <text:p text:style-name="P1"><text:span text:style-name="T2">Sql database dependent parts,</text:span></text:p>
          <text:p text:style-name="P1"><text:span text:style-name="T2">Other gui independent 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3cm" svg:x="2.5cm" svg:y="8.5cm">
          <text:p text:style-name="P1"><text:span text:style-name="T3">guilib</text:span></text:p>
          <text:p text:style-name="P1"><text:span text:style-name="T2">Graphical User Interface </text:span></text:p>
          <text:p text:style-name="P1"><text:span text:style-name="T2">for the meta-data objects, editing,</text:span></text:p>
          <text:p text:style-name="P1"><text:span text:style-name="T2">Listing, other graphical th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2cm" svg:y="1.5cm">
          <text:p text:style-name="P1"><text:span text:style-name="T3">dconsole</text:span></text:p>
          <text:p text:style-name="P1"><text:span text:style-name="T2">A gui based debug/test/sql</text:span></text:p>
          <text:p text:style-name="P1"><text:span text:style-name="T2"><text:s/></text:span><text:span text:style-name="T2">conso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5cm" svg:x="16cm" svg:y="9cm">
          <text:p text:style-name="P1"><text:span text:style-name="T1">printlib</text:span></text:p>
          <text:p text:style-name="P1"><text:span text:style-name="T2">Printer output module </text:span></text:p>
          <text:p text:style-name="P1"><text:span text:style-name="T2">for the meta-data object with </text:span></text:p>
          <text:p text:style-name="P1"><text:span text:style-name="T2">graphical print preview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5cm" svg:x="10cm" svg:y="9cm">
          <text:p text:style-name="P1"><text:span text:style-name="T3">xmlolib</text:span></text:p>
          <text:p text:style-name="P1"><text:span text:style-name="T2">Excel table xml output</text:span></text:p>
          <text:p text:style-name="P1"><text:span text:style-name="T2"><text:s/></text:span><text:span text:style-name="T2">library for meta-data objec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3.5cm" svg:y="13cm">
          <text:p text:style-name="P1"><text:span text:style-name="T3">dialib</text:span></text:p>
          <text:p text:style-name="P1"><text:span text:style-name="T2">Fast&amp;easy dialog box </text:span></text:p>
          <text:p text:style-name="P1"><text:span text:style-name="T2">builder module for the guilib to </text:span></text:p>
          <text:p text:style-name="P1"><text:span text:style-name="T2">Autogenerate some small dialog or widg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3cm" svg:x="4.3cm" svg:y="2cm">
          <text:p text:style-name="P1"><text:span text:style-name="T3">hfactory</text:span></text:p>
          <text:p text:style-name="P1"><text:span text:style-name="T2">Build meta-data objects</text:span></text:p>
          <text:p text:style-name="P1"><text:span text:style-name="T2"><text:s/></text:span><text:span text:style-name="T2">from XML format,</text:span></text:p>
          <text:p text:style-name="P1"><text:span text:style-name="T2"><text:s/></text:span><text:span text:style-name="T2">makes easy to generate tha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3cm" svg:x="19.5cm" svg:y="3.5cm">
          <text:p text:style-name="P1"><text:span text:style-name="T3">docgen</text:span></text:p>
          <text:p text:style-name="P1"><text:span text:style-name="T2">An universal template document</text:span></text:p>
          <text:p text:style-name="P1"><text:span text:style-name="T2"><text:s/></text:span><text:span text:style-name="T2">generator which can fill</text:span></text:p>
          <text:p text:style-name="P1"><text:span text:style-name="T2"><text:s/></text:span><text:span text:style-name="T2">a template documents </text:span></text:p>
          <text:p text:style-name="P1"><text:span text:style-name="T2">with the data of the </text:span></text:p>
          <text:p text:style-name="P1"><text:span text:style-name="T2">meta-object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5cm" svg:x2="10.5cm" svg:y2="6cm">
          <text:p/>
        </draw:line>
        <draw:line draw:style-name="gr2" draw:text-style-name="P1" draw:layer="layout" svg:x1="7cm" svg:y1="8.5cm" svg:x2="10.5cm" svg:y2="7cm">
          <text:p/>
        </draw:line>
        <draw:line draw:style-name="gr2" draw:text-style-name="P1" draw:layer="layout" svg:x1="12.5cm" svg:y1="9cm" svg:x2="12.5cm" svg:y2="8cm">
          <text:p/>
        </draw:line>
        <draw:line draw:style-name="gr2" draw:text-style-name="P1" draw:layer="layout" svg:x1="19cm" svg:y1="9cm" svg:x2="17cm" svg:y2="7.5cm">
          <text:p/>
        </draw:line>
        <draw:line draw:style-name="gr3" draw:text-style-name="P1" draw:layer="layout" svg:x1="7.5cm" svg:y1="11.5cm" svg:x2="7.5cm" svg:y2="12cm">
          <text:p/>
        </draw:line>
        <draw:line draw:style-name="gr3" draw:text-style-name="P1" draw:layer="layout" svg:x1="12cm" svg:y1="12cm" svg:x2="7.5cm" svg:y2="12cm">
          <text:p/>
        </draw:line>
        <draw:line draw:style-name="gr3" draw:text-style-name="P1" draw:layer="layout" svg:x1="7cm" svg:y1="11.5cm" svg:x2="7cm" svg:y2="12.5cm">
          <text:p/>
        </draw:line>
        <draw:line draw:style-name="gr3" draw:text-style-name="P1" draw:layer="layout" svg:x1="18cm" svg:y1="12.5cm" svg:x2="7cm" svg:y2="12.5cm">
          <text:p/>
        </draw:line>
        <draw:line draw:style-name="gr2" draw:text-style-name="P1" draw:layer="layout" svg:x1="12cm" svg:y1="12cm" svg:x2="12.5cm" svg:y2="11.5cm">
          <text:p/>
        </draw:line>
        <draw:line draw:style-name="gr2" draw:text-style-name="P1" draw:layer="layout" svg:x1="18cm" svg:y1="12.5cm" svg:x2="19cm" svg:y2="11.5cm">
          <text:p/>
        </draw:line>
        <draw:line draw:style-name="gr2" draw:text-style-name="P1" draw:layer="layout" svg:x1="4.5cm" svg:y1="13cm" svg:x2="4.5cm" svg:y2="11.5cm">
          <text:p/>
        </draw:line>
        <draw:line draw:style-name="gr2" draw:text-style-name="P1" draw:layer="layout" svg:x1="19.5cm" svg:y1="6cm" svg:x2="17cm" svg:y2="6cm">
          <text:p/>
        </draw:line>
        <draw:line draw:style-name="gr4" draw:text-style-name="P1" draw:layer="layout" svg:x1="12cm" svg:y1="2.5cm" svg:x2="10.5cm" svg:y2="2.5cm">
          <text:p/>
        </draw:line>
        <draw:line draw:style-name="gr4" draw:text-style-name="P1" draw:layer="layout" svg:x1="15.5cm" svg:y1="3.5cm" svg:x2="15.5cm" svg:y2="4.5cm">
          <text:p/>
        </draw:line>
        <draw:line draw:style-name="gr4" draw:text-style-name="P1" draw:layer="layout" svg:x1="19cm" svg:y1="2.5cm" svg:x2="20.5cm" svg:y2="2.5cm">
          <text:p/>
        </draw:line>
        <draw:custom-shape draw:style-name="gr1" draw:text-style-name="P1" draw:layer="layout" svg:width="5.5cm" svg:height="2cm" svg:x="20cm" svg:y="12.5cm">
          <text:p text:style-name="P1"><text:span text:style-name="T3">xbioconn</text:span></text:p>
          <text:p text:style-name="P1"><text:span text:style-name="T2">A record import/export module </text:span></text:p>
          <text:p text:style-name="P1"><text:span text:style-name="T2">to Xbase databases based on xbi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.5cm" svg:x="20cm" svg:y="15.5cm">
          <text:p text:style-name="P1"><text:span text:style-name="T3">xbio</text:span></text:p>
          <text:p text:style-name="P1"><text:span text:style-name="T2">gSAFE api to handle Xbase files</text:span></text:p>
          <text:p text:style-name="P1"><text:span text:style-name="T2">(Uses Xbase library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cm" svg:y1="12.5cm" svg:x2="23cm" svg:y2="7cm">
          <text:p/>
        </draw:line>
        <draw:line draw:style-name="gr2" draw:text-style-name="P1" draw:layer="layout" svg:x1="23cm" svg:y1="7cm" svg:x2="17cm" svg:y2="7cm">
          <text:p/>
        </draw:line>
        <draw:line draw:style-name="gr2" draw:text-style-name="P1" draw:layer="layout" svg:x1="23cm" svg:y1="14.5cm" svg:x2="23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9-16T11:33:38.85</meta:creation-date>
    <dc:date>2011-02-27T13:10:55.03</dc:date>
    <meta:editing-duration>PT17M38S</meta:editing-duration>
    <meta:editing-cycles>2</meta:editing-cycles>
    <meta:generator>LibreOffice/3.3$Win32 LibreOffice_project/330m19$Build-6</meta:generator>
    <meta:document-statistic meta:object-count="28"/>
    <meta:user-defined meta:name="Információ 1"/>
    <meta:user-defined meta:name="Információ 2"/>
    <meta:user-defined meta:name="Információ 3"/>
    <meta:user-defined meta:name="Információ 4"/>
  </office:meta>
</office:document-meta>
</file>